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244145825992393">
            <text:p>0.24</text:p>
          </table:table-cell>
          <table:table-cell office:value-type="string">
            <text:p>LifeDiff:</text:p>
          </table:table-cell>
          <table:table-cell office:value-type="float" office:value="63.6411515697763">
            <text:p>63.64</text:p>
          </table:table-cell>
          <table:table-cell office:value-type="string">
            <text:p>Best:</text:p>
          </table:table-cell>
          <table:table-cell office:value-type="float" office:value="42.8865310833134">
            <text:p>42.8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5598816332325">
            <text:p>0.26</text:p>
          </table:table-cell>
          <table:table-cell office:value-type="string">
            <text:p>LifeDiff:</text:p>
          </table:table-cell>
          <table:table-cell office:value-type="float" office:value="65.4309205321496">
            <text:p>65.43</text:p>
          </table:table-cell>
          <table:table-cell office:value-type="string">
            <text:p>Best:</text:p>
          </table:table-cell>
          <table:table-cell office:value-type="float" office:value="26.48020244485">
            <text:p>26.48</text:p>
          </table:table-cell>
          <table:table-cell>
            <draw:frame table:end-cell-address="Sheet1.U18" table:end-x="0.4772in" table:end-y="0.0106in" draw:z-index="0" draw:style-name="gr1" svg:width="12.8803in" svg:height="2.7504in" svg:x="0.0433in" svg:y="0.0941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5242820486568">
            <text:p>0.35</text:p>
          </table:table-cell>
          <table:table-cell office:value-type="string">
            <text:p>LifeDiff:</text:p>
          </table:table-cell>
          <table:table-cell office:value-type="float" office:value="48.4067825187167">
            <text:p>48.41</text:p>
          </table:table-cell>
          <table:table-cell office:value-type="string">
            <text:p>Best:</text:p>
          </table:table-cell>
          <table:table-cell office:value-type="float" office:value="26.2431694088059">
            <text:p>26.2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6620583443512">
            <text:p>0.28</text:p>
          </table:table-cell>
          <table:table-cell office:value-type="string">
            <text:p>LifeDiff:</text:p>
          </table:table-cell>
          <table:table-cell office:value-type="float" office:value="60.9017935137323">
            <text:p>60.9</text:p>
          </table:table-cell>
          <table:table-cell office:value-type="string">
            <text:p>Best:</text:p>
          </table:table-cell>
          <table:table-cell office:value-type="float" office:value="26.3595037148924">
            <text:p>26.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1664113705609">
            <text:p>0.31</text:p>
          </table:table-cell>
          <table:table-cell office:value-type="string">
            <text:p>LifeDiff:</text:p>
          </table:table-cell>
          <table:table-cell office:value-type="float" office:value="51.3423957400639">
            <text:p>51.34</text:p>
          </table:table-cell>
          <table:table-cell office:value-type="string">
            <text:p>Best:</text:p>
          </table:table-cell>
          <table:table-cell office:value-type="float" office:value="26.417873896933">
            <text:p>26.4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405624927456">
            <text:p>0.26</text:p>
          </table:table-cell>
          <table:table-cell office:value-type="string">
            <text:p>LifeDiff:</text:p>
          </table:table-cell>
          <table:table-cell office:value-type="float" office:value="64.3091381319661">
            <text:p>64.31</text:p>
          </table:table-cell>
          <table:table-cell office:value-type="string">
            <text:p>Best:</text:p>
          </table:table-cell>
          <table:table-cell office:value-type="float" office:value="26.6201416220313">
            <text:p>26.6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0540737588334">
            <text:p>0.28</text:p>
          </table:table-cell>
          <table:table-cell office:value-type="string">
            <text:p>LifeDiff:</text:p>
          </table:table-cell>
          <table:table-cell office:value-type="float" office:value="61.1873648050345">
            <text:p>61.19</text:p>
          </table:table-cell>
          <table:table-cell office:value-type="string">
            <text:p>Best:</text:p>
          </table:table-cell>
          <table:table-cell office:value-type="float" office:value="26.5431555105981">
            <text:p>26.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39556399304041">
            <text:p>0.24</text:p>
          </table:table-cell>
          <table:table-cell office:value-type="string">
            <text:p>LifeDiff:</text:p>
          </table:table-cell>
          <table:table-cell office:value-type="float" office:value="74.5055349678133">
            <text:p>74.51</text:p>
          </table:table-cell>
          <table:table-cell office:value-type="string">
            <text:p>Best:</text:p>
          </table:table-cell>
          <table:table-cell office:value-type="float" office:value="26.5272586953453">
            <text:p>26.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7372168650892">
            <text:p>0.28</text:p>
          </table:table-cell>
          <table:table-cell office:value-type="string">
            <text:p>LifeDiff:</text:p>
          </table:table-cell>
          <table:table-cell office:value-type="float" office:value="60.2755164426805">
            <text:p>60.28</text:p>
          </table:table-cell>
          <table:table-cell office:value-type="string">
            <text:p>Best:</text:p>
          </table:table-cell>
          <table:table-cell office:value-type="float" office:value="26.5868993267141">
            <text:p>26.5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62122100032691">
            <text:p>0.26</text:p>
          </table:table-cell>
          <table:table-cell office:value-type="string">
            <text:p>LifeDiff:</text:p>
          </table:table-cell>
          <table:table-cell office:value-type="float" office:value="65.035057232554">
            <text:p>65.04</text:p>
          </table:table-cell>
          <table:table-cell office:value-type="string">
            <text:p>Best:</text:p>
          </table:table-cell>
          <table:table-cell office:value-type="float" office:value="26.6614182665634">
            <text:p>26.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5722892887272">
            <text:p>0.46</text:p>
          </table:table-cell>
          <table:table-cell office:value-type="string">
            <text:p>LifeDiff:</text:p>
          </table:table-cell>
          <table:table-cell office:value-type="float" office:value="32.9229406632977">
            <text:p>32.92</text:p>
          </table:table-cell>
          <table:table-cell office:value-type="string">
            <text:p>Best:</text:p>
          </table:table-cell>
          <table:table-cell office:value-type="float" office:value="26.7258291676958">
            <text:p>26.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4895621941749">
            <text:p>0.25</text:p>
          </table:table-cell>
          <table:table-cell office:value-type="string">
            <text:p>LifeDiff:</text:p>
          </table:table-cell>
          <table:table-cell office:value-type="float" office:value="69.9366469587973">
            <text:p>69.94</text:p>
          </table:table-cell>
          <table:table-cell office:value-type="string">
            <text:p>Best:</text:p>
          </table:table-cell>
          <table:table-cell office:value-type="float" office:value="26.7062779034637">
            <text:p>26.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21787133727116">
            <text:p>0.42</text:p>
          </table:table-cell>
          <table:table-cell office:value-type="string">
            <text:p>LifeDiff:</text:p>
          </table:table-cell>
          <table:table-cell office:value-type="float" office:value="36.0434471444621">
            <text:p>36.04</text:p>
          </table:table-cell>
          <table:table-cell office:value-type="string">
            <text:p>Best:</text:p>
          </table:table-cell>
          <table:table-cell office:value-type="float" office:value="26.7448412093517">
            <text:p>26.7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6103046819806">
            <text:p>0.36</text:p>
          </table:table-cell>
          <table:table-cell office:value-type="string">
            <text:p>LifeDiff:</text:p>
          </table:table-cell>
          <table:table-cell office:value-type="float" office:value="42.7363450792171">
            <text:p>42.74</text:p>
          </table:table-cell>
          <table:table-cell office:value-type="string">
            <text:p>Best:</text:p>
          </table:table-cell>
          <table:table-cell office:value-type="float" office:value="26.790823397515">
            <text:p>26.7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2568577521993">
            <text:p>0.23</text:p>
          </table:table-cell>
          <table:table-cell office:value-type="string">
            <text:p>LifeDiff:</text:p>
          </table:table-cell>
          <table:table-cell office:value-type="float" office:value="77.2054509270036">
            <text:p>77.21</text:p>
          </table:table-cell>
          <table:table-cell office:value-type="string">
            <text:p>Best:</text:p>
          </table:table-cell>
          <table:table-cell office:value-type="float" office:value="26.8036698233582">
            <text:p>26.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54116274969524">
            <text:p>0.25</text:p>
          </table:table-cell>
          <table:table-cell office:value-type="string">
            <text:p>LifeDiff:</text:p>
          </table:table-cell>
          <table:table-cell office:value-type="float" office:value="67.3195971509091">
            <text:p>67.32</text:p>
          </table:table-cell>
          <table:table-cell office:value-type="string">
            <text:p>Best:</text:p>
          </table:table-cell>
          <table:table-cell office:value-type="float" office:value="26.8508263462304">
            <text:p>26.8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62597535488732">
            <text:p>0.56</text:p>
          </table:table-cell>
          <table:table-cell office:value-type="string">
            <text:p>LifeDiff:</text:p>
          </table:table-cell>
          <table:table-cell office:value-type="float" office:value="26.8687722680617">
            <text:p>26.87</text:p>
          </table:table-cell>
          <table:table-cell office:value-type="string">
            <text:p>Best:</text:p>
          </table:table-cell>
          <table:table-cell office:value-type="float" office:value="25.6479473151394">
            <text:p>25.6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38295037289035">
            <text:p>0.54</text:p>
          </table:table-cell>
          <table:table-cell office:value-type="string">
            <text:p>LifeDiff:</text:p>
          </table:table-cell>
          <table:table-cell office:value-type="float" office:value="28.7483257070514">
            <text:p>28.75</text:p>
          </table:table-cell>
          <table:table-cell office:value-type="string">
            <text:p>Best:</text:p>
          </table:table-cell>
          <table:table-cell office:value-type="float" office:value="15.5850406497173">
            <text:p>15.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28088861139847">
            <text:p>0.33</text:p>
          </table:table-cell>
          <table:table-cell office:value-type="string">
            <text:p>LifeDiff:</text:p>
          </table:table-cell>
          <table:table-cell office:value-type="float" office:value="56.2059353045245">
            <text:p>56.21</text:p>
          </table:table-cell>
          <table:table-cell office:value-type="string">
            <text:p>Best:</text:p>
          </table:table-cell>
          <table:table-cell office:value-type="float" office:value="15.54914688402">
            <text:p>15.5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50992702353011">
            <text:p>0.35</text:p>
          </table:table-cell>
          <table:table-cell office:value-type="string">
            <text:p>LifeDiff:</text:p>
          </table:table-cell>
          <table:table-cell office:value-type="float" office:value="51.7348719885761">
            <text:p>51.73</text:p>
          </table:table-cell>
          <table:table-cell office:value-type="string">
            <text:p>Best:</text:p>
          </table:table-cell>
          <table:table-cell office:value-type="float" office:value="15.6093634640524">
            <text:p>15.6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91239792958976">
            <text:p>0.49</text:p>
          </table:table-cell>
          <table:table-cell office:value-type="string">
            <text:p>LifeDiff:</text:p>
          </table:table-cell>
          <table:table-cell office:value-type="float" office:value="31.9297214875796">
            <text:p>31.93</text:p>
          </table:table-cell>
          <table:table-cell office:value-type="string">
            <text:p>Best:</text:p>
          </table:table-cell>
          <table:table-cell office:value-type="float" office:value="15.6654701453751">
            <text:p>15.67</text:p>
          </table:table-cell>
          <table:table-cell/>
          <table:table-cell office:value-type="string">
            <text:p>Average population Life 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86147156193092">
            <text:p>0.69</text:p>
          </table:table-cell>
          <table:table-cell office:value-type="string">
            <text:p>LifeDiff:</text:p>
          </table:table-cell>
          <table:table-cell office:value-type="float" office:value="22.3053684733622">
            <text:p>22.31</text:p>
          </table:table-cell>
          <table:table-cell office:value-type="string">
            <text:p>Best:</text:p>
          </table:table-cell>
          <table:table-cell office:value-type="float" office:value="15.6875626600494">
            <text:p>15.69</text:p>
          </table:table-cell>
          <table:table-cell/>
          <table:table-cell office:value-type="string">
            <text:p>Best individual Life dif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52503830446529">
            <text:p>0.35</text:p>
          </table:table-cell>
          <table:table-cell office:value-type="string">
            <text:p>LifeDiff:</text:p>
          </table:table-cell>
          <table:table-cell office:value-type="float" office:value="64.0600609138909">
            <text:p>64.06</text:p>
          </table:table-cell>
          <table:table-cell office:value-type="string">
            <text:p>Best:</text:p>
          </table:table-cell>
          <table:table-cell office:value-type="float" office:value="15.6739185885133">
            <text:p>15.6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84029118395774">
            <text:p>0.38</text:p>
          </table:table-cell>
          <table:table-cell office:value-type="string">
            <text:p>LifeDiff:</text:p>
          </table:table-cell>
          <table:table-cell office:value-type="float" office:value="55.2880430650737">
            <text:p>55.29</text:p>
          </table:table-cell>
          <table:table-cell office:value-type="string">
            <text:p>Best:</text:p>
          </table:table-cell>
          <table:table-cell office:value-type="float" office:value="15.6314176763829">
            <text:p>15.6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07267160556234">
            <text:p>0.41</text:p>
          </table:table-cell>
          <table:table-cell office:value-type="string">
            <text:p>LifeDiff:</text:p>
          </table:table-cell>
          <table:table-cell office:value-type="float" office:value="51.2428007518655">
            <text:p>51.24</text:p>
          </table:table-cell>
          <table:table-cell office:value-type="string">
            <text:p>Best:</text:p>
          </table:table-cell>
          <table:table-cell office:value-type="float" office:value="15.6258846677739">
            <text:p>15.63</text:p>
          </table:table-cell>
          <table:table-cell/>
          <table:table-cell table:style-name="ce1" office:value-type="string">
            <text:p>POPULATION_SIZE = 15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45106366120776">
            <text:p>0.55</text:p>
          </table:table-cell>
          <table:table-cell office:value-type="string">
            <text:p>LifeDiff:</text:p>
          </table:table-cell>
          <table:table-cell office:value-type="float" office:value="30.0097001013106">
            <text:p>30.01</text:p>
          </table:table-cell>
          <table:table-cell office:value-type="string">
            <text:p>Best:</text:p>
          </table:table-cell>
          <table:table-cell office:value-type="float" office:value="15.6046281435652">
            <text:p>15.6</text:p>
          </table:table-cell>
          <table:table-cell/>
          <table:table-cell table:style-name="ce1" office:value-type="string">
            <text:p>MINMAX_DEPTH = 2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8509536959067">
            <text:p>0.59</text:p>
          </table:table-cell>
          <table:table-cell office:value-type="string">
            <text:p>LifeDiff:</text:p>
          </table:table-cell>
          <table:table-cell office:value-type="float" office:value="27.5513134119964">
            <text:p>27.55</text:p>
          </table:table-cell>
          <table:table-cell office:value-type="string">
            <text:p>Best:</text:p>
          </table:table-cell>
          <table:table-cell office:value-type="float" office:value="15.6429510137243">
            <text:p>15.64</text:p>
          </table:table-cell>
          <table:table-cell/>
          <table:table-cell table:style-name="ce1" office:value-type="string">
            <text:p>GAME_PER_INDIVIDUAL_REPEAT = 20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67296380488218">
            <text:p>0.77</text:p>
          </table:table-cell>
          <table:table-cell office:value-type="string">
            <text:p>LifeDiff:</text:p>
          </table:table-cell>
          <table:table-cell office:value-type="float" office:value="19.7329088457575">
            <text:p>19.73</text:p>
          </table:table-cell>
          <table:table-cell office:value-type="string">
            <text:p>Best:</text:p>
          </table:table-cell>
          <table:table-cell office:value-type="float" office:value="15.6358961089055">
            <text:p>15.64</text:p>
          </table:table-cell>
          <table:table-cell/>
          <table:table-cell table:style-name="ce1" office:value-type="string">
            <text:p>MUTATION_FACTOR = 0.25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94276921100575">
            <text:p>0.29</text:p>
          </table:table-cell>
          <table:table-cell office:value-type="string">
            <text:p>LifeDiff:</text:p>
          </table:table-cell>
          <table:table-cell office:value-type="float" office:value="90.9723241099857">
            <text:p>90.97</text:p>
          </table:table-cell>
          <table:table-cell office:value-type="string">
            <text:p>Best:</text:p>
          </table:table-cell>
          <table:table-cell office:value-type="float" office:value="15.6384179536287">
            <text:p>15.64</text:p>
          </table:table-cell>
          <table:table-cell/>
          <table:table-cell table:style-name="ce1" office:value-type="string">
            <text:p>ELITE_FACTOR = 0.2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19653963485382">
            <text:p>0.32</text:p>
          </table:table-cell>
          <table:table-cell office:value-type="string">
            <text:p>LifeDiff:</text:p>
          </table:table-cell>
          <table:table-cell office:value-type="float" office:value="74.7213734363604">
            <text:p>74.72</text:p>
          </table:table-cell>
          <table:table-cell office:value-type="string">
            <text:p>Best:</text:p>
          </table:table-cell>
          <table:table-cell office:value-type="float" office:value="15.6479409204396">
            <text:p>15.65</text:p>
          </table:table-cell>
          <table:table-cell/>
          <table:table-cell table:style-name="ce2" office:value-type="string">
            <text:p><text:span text:style-name="T1">ALFABETA = </text:span><text:span text:style-name="T2">true</text:span><text:span text:style-name="T1">;</text:span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21516089664809">
            <text:p>0.32</text:p>
          </table:table-cell>
          <table:table-cell office:value-type="string">
            <text:p>LifeDiff:</text:p>
          </table:table-cell>
          <table:table-cell office:value-type="float" office:value="73.9535136464189">
            <text:p>73.95</text:p>
          </table:table-cell>
          <table:table-cell office:value-type="string">
            <text:p>Best:</text:p>
          </table:table-cell>
          <table:table-cell office:value-type="float" office:value="15.6643254586559">
            <text:p>15.6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3421923132589">
            <text:p>0.33</text:p>
          </table:table-cell>
          <table:table-cell office:value-type="string">
            <text:p>LifeDiff:</text:p>
          </table:table-cell>
          <table:table-cell office:value-type="float" office:value="68.0274237727321">
            <text:p>68.03</text:p>
          </table:table-cell>
          <table:table-cell office:value-type="string">
            <text:p>Best:</text:p>
          </table:table-cell>
          <table:table-cell office:value-type="float" office:value="15.6814677401405">
            <text:p>15.6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01015917449722">
            <text:p>0.7</text:p>
          </table:table-cell>
          <table:table-cell office:value-type="string">
            <text:p>LifeDiff:</text:p>
          </table:table-cell>
          <table:table-cell office:value-type="float" office:value="21.8764549843597">
            <text:p>21.88</text:p>
          </table:table-cell>
          <table:table-cell office:value-type="string">
            <text:p>Best:</text:p>
          </table:table-cell>
          <table:table-cell office:value-type="float" office:value="15.6791143244176">
            <text:p>15.6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14089767105979">
            <text:p>0.41</text:p>
          </table:table-cell>
          <table:table-cell office:value-type="string">
            <text:p>LifeDiff:</text:p>
          </table:table-cell>
          <table:table-cell office:value-type="float" office:value="47.6870933836032">
            <text:p>47.69</text:p>
          </table:table-cell>
          <table:table-cell office:value-type="string">
            <text:p>Best:</text:p>
          </table:table-cell>
          <table:table-cell office:value-type="float" office:value="15.6657305580918">
            <text:p>15.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4736667657638">
            <text:p>0.45</text:p>
          </table:table-cell>
          <table:table-cell office:value-type="string">
            <text:p>LifeDiff:</text:p>
          </table:table-cell>
          <table:table-cell office:value-type="float" office:value="46.2571142542916">
            <text:p>46.26</text:p>
          </table:table-cell>
          <table:table-cell office:value-type="string">
            <text:p>Best:</text:p>
          </table:table-cell>
          <table:table-cell office:value-type="float" office:value="15.3873313093201">
            <text:p>15.3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53886426179939">
            <text:p>0.35</text:p>
          </table:table-cell>
          <table:table-cell office:value-type="string">
            <text:p>LifeDiff:</text:p>
          </table:table-cell>
          <table:table-cell office:value-type="float" office:value="62.515173781419">
            <text:p>62.52</text:p>
          </table:table-cell>
          <table:table-cell office:value-type="string">
            <text:p>Best:</text:p>
          </table:table-cell>
          <table:table-cell office:value-type="float" office:value="15.4809020450454">
            <text:p>15.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367777682424979">
            <text:p>0.37</text:p>
          </table:table-cell>
          <table:table-cell office:value-type="string">
            <text:p>LifeDiff:</text:p>
          </table:table-cell>
          <table:table-cell office:value-type="float" office:value="58.4987451005429">
            <text:p>58.5</text:p>
          </table:table-cell>
          <table:table-cell office:value-type="string">
            <text:p>Best:</text:p>
          </table:table-cell>
          <table:table-cell office:value-type="float" office:value="15.514582824227">
            <text:p>15.5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4576309067217">
            <text:p>0.35</text:p>
          </table:table-cell>
          <table:table-cell office:value-type="string">
            <text:p>LifeDiff:</text:p>
          </table:table-cell>
          <table:table-cell office:value-type="float" office:value="65.5528594732366">
            <text:p>65.55</text:p>
          </table:table-cell>
          <table:table-cell office:value-type="string">
            <text:p>Best:</text:p>
          </table:table-cell>
          <table:table-cell office:value-type="float" office:value="15.5443310264437">
            <text:p>15.5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20540821328807">
            <text:p>0.42</text:p>
          </table:table-cell>
          <table:table-cell office:value-type="string">
            <text:p>LifeDiff:</text:p>
          </table:table-cell>
          <table:table-cell office:value-type="float" office:value="45.1697878843569">
            <text:p>45.17</text:p>
          </table:table-cell>
          <table:table-cell office:value-type="string">
            <text:p>Best:</text:p>
          </table:table-cell>
          <table:table-cell office:value-type="float" office:value="15.518812940859">
            <text:p>15.5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88035013604998">
            <text:p>0.39</text:p>
          </table:table-cell>
          <table:table-cell office:value-type="string">
            <text:p>LifeDiff:</text:p>
          </table:table-cell>
          <table:table-cell office:value-type="float" office:value="52.1322235041064">
            <text:p>52.13</text:p>
          </table:table-cell>
          <table:table-cell office:value-type="string">
            <text:p>Best:</text:p>
          </table:table-cell>
          <table:table-cell office:value-type="float" office:value="15.5063130011937">
            <text:p>15.5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11108990299675">
            <text:p>0.41</text:p>
          </table:table-cell>
          <table:table-cell office:value-type="string">
            <text:p>LifeDiff:</text:p>
          </table:table-cell>
          <table:table-cell office:value-type="float" office:value="46.9857834534493">
            <text:p>46.99</text:p>
          </table:table-cell>
          <table:table-cell office:value-type="string">
            <text:p>Best:</text:p>
          </table:table-cell>
          <table:table-cell office:value-type="float" office:value="15.4954863191096">
            <text:p>15.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76064543322404">
            <text:p>0.38</text:p>
          </table:table-cell>
          <table:table-cell office:value-type="string">
            <text:p>LifeDiff:</text:p>
          </table:table-cell>
          <table:table-cell office:value-type="float" office:value="55.4285570747903">
            <text:p>55.43</text:p>
          </table:table-cell>
          <table:table-cell office:value-type="string">
            <text:p>Best:</text:p>
          </table:table-cell>
          <table:table-cell office:value-type="float" office:value="15.4746090861949">
            <text:p>15.4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41121112979218">
            <text:p>0.34</text:p>
          </table:table-cell>
          <table:table-cell office:value-type="string">
            <text:p>LifeDiff:</text:p>
          </table:table-cell>
          <table:table-cell office:value-type="float" office:value="67.6532055020715">
            <text:p>67.65</text:p>
          </table:table-cell>
          <table:table-cell office:value-type="string">
            <text:p>Best:</text:p>
          </table:table-cell>
          <table:table-cell office:value-type="float" office:value="15.4659633173504">
            <text:p>15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09828924845971">
            <text:p>0.41</text:p>
          </table:table-cell>
          <table:table-cell office:value-type="string">
            <text:p>LifeDiff:</text:p>
          </table:table-cell>
          <table:table-cell office:value-type="float" office:value="47.5125043098698">
            <text:p>47.51</text:p>
          </table:table-cell>
          <table:table-cell office:value-type="string">
            <text:p>Best:</text:p>
          </table:table-cell>
          <table:table-cell office:value-type="float" office:value="15.4388030242285">
            <text:p>15.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58598992465198">
            <text:p>0.36</text:p>
          </table:table-cell>
          <table:table-cell office:value-type="string">
            <text:p>LifeDiff:</text:p>
          </table:table-cell>
          <table:table-cell office:value-type="float" office:value="60.9290109624394">
            <text:p>60.93</text:p>
          </table:table-cell>
          <table:table-cell office:value-type="string">
            <text:p>Best:</text:p>
          </table:table-cell>
          <table:table-cell office:value-type="float" office:value="15.4391474192566">
            <text:p>15.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6913060258616">
            <text:p>0.44</text:p>
          </table:table-cell>
          <table:table-cell office:value-type="string">
            <text:p>LifeDiff:</text:p>
          </table:table-cell>
          <table:table-cell office:value-type="float" office:value="42.4363598513478">
            <text:p>42.44</text:p>
          </table:table-cell>
          <table:table-cell office:value-type="string">
            <text:p>Best:</text:p>
          </table:table-cell>
          <table:table-cell office:value-type="float" office:value="15.4353652102705">
            <text:p>15.4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6711247551511">
            <text:p>0.37</text:p>
          </table:table-cell>
          <table:table-cell office:value-type="string">
            <text:p>LifeDiff:</text:p>
          </table:table-cell>
          <table:table-cell office:value-type="float" office:value="58.0967988457651">
            <text:p>58.1</text:p>
          </table:table-cell>
          <table:table-cell office:value-type="string">
            <text:p>Best:</text:p>
          </table:table-cell>
          <table:table-cell office:value-type="float" office:value="15.4387559080199">
            <text:p>15.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44155059836082">
            <text:p>0.44</text:p>
          </table:table-cell>
          <table:table-cell office:value-type="string">
            <text:p>LifeDiff:</text:p>
          </table:table-cell>
          <table:table-cell office:value-type="float" office:value="41.2655500997957">
            <text:p>41.27</text:p>
          </table:table-cell>
          <table:table-cell office:value-type="string">
            <text:p>Best:</text:p>
          </table:table-cell>
          <table:table-cell office:value-type="float" office:value="15.42604442094">
            <text:p>15.4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806776527332">
            <text:p>0.44</text:p>
          </table:table-cell>
          <table:table-cell office:value-type="string">
            <text:p>LifeDiff:</text:p>
          </table:table-cell>
          <table:table-cell office:value-type="float" office:value="42.2131265039806">
            <text:p>42.21</text:p>
          </table:table-cell>
          <table:table-cell office:value-type="string">
            <text:p>Best:</text:p>
          </table:table-cell>
          <table:table-cell office:value-type="float" office:value="15.4276752664871">
            <text:p>15.4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80294843398041">
            <text:p>0.48</text:p>
          </table:table-cell>
          <table:table-cell office:value-type="string">
            <text:p>LifeDiff:</text:p>
          </table:table-cell>
          <table:table-cell office:value-type="float" office:value="36.4730231911793">
            <text:p>36.47</text:p>
          </table:table-cell>
          <table:table-cell office:value-type="string">
            <text:p>Best:</text:p>
          </table:table-cell>
          <table:table-cell office:value-type="float" office:value="15.4284460148819">
            <text:p>15.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60264055374808">
            <text:p>0.36</text:p>
          </table:table-cell>
          <table:table-cell office:value-type="string">
            <text:p>LifeDiff:</text:p>
          </table:table-cell>
          <table:table-cell office:value-type="float" office:value="60.6279781115303">
            <text:p>60.63</text:p>
          </table:table-cell>
          <table:table-cell office:value-type="string">
            <text:p>Best:</text:p>
          </table:table-cell>
          <table:table-cell office:value-type="float" office:value="15.4195374820386">
            <text:p>15.4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6347128586108">
            <text:p>0.36</text:p>
          </table:table-cell>
          <table:table-cell office:value-type="string">
            <text:p>LifeDiff:</text:p>
          </table:table-cell>
          <table:table-cell office:value-type="float" office:value="59.3473848427231">
            <text:p>59.35</text:p>
          </table:table-cell>
          <table:table-cell office:value-type="string">
            <text:p>Best:</text:p>
          </table:table-cell>
          <table:table-cell office:value-type="float" office:value="15.430635633355">
            <text:p>15.4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43086297691365">
            <text:p>0.34</text:p>
          </table:table-cell>
          <table:table-cell office:value-type="string">
            <text:p>LifeDiff:</text:p>
          </table:table-cell>
          <table:table-cell office:value-type="float" office:value="66.8986029220807">
            <text:p>66.9</text:p>
          </table:table-cell>
          <table:table-cell office:value-type="string">
            <text:p>Best:</text:p>
          </table:table-cell>
          <table:table-cell office:value-type="float" office:value="15.4361239418543">
            <text:p>15.4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65409661044114">
            <text:p>0.37</text:p>
          </table:table-cell>
          <table:table-cell office:value-type="string">
            <text:p>LifeDiff:</text:p>
          </table:table-cell>
          <table:table-cell office:value-type="float" office:value="58.6967427490208">
            <text:p>58.7</text:p>
          </table:table-cell>
          <table:table-cell office:value-type="string">
            <text:p>Best:</text:p>
          </table:table-cell>
          <table:table-cell office:value-type="float" office:value="15.4482081390464">
            <text:p>15.4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397046442799">
            <text:p>0.43</text:p>
          </table:table-cell>
          <table:table-cell office:value-type="string">
            <text:p>LifeDiff:</text:p>
          </table:table-cell>
          <table:table-cell office:value-type="float" office:value="42.90734417112">
            <text:p>42.91</text:p>
          </table:table-cell>
          <table:table-cell office:value-type="string">
            <text:p>Best:</text:p>
          </table:table-cell>
          <table:table-cell office:value-type="float" office:value="15.450947492232">
            <text:p>15.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49861247217088">
            <text:p>0.35</text:p>
          </table:table-cell>
          <table:table-cell office:value-type="string">
            <text:p>LifeDiff:</text:p>
          </table:table-cell>
          <table:table-cell office:value-type="float" office:value="64.1789169360365">
            <text:p>64.18</text:p>
          </table:table-cell>
          <table:table-cell office:value-type="string">
            <text:p>Best:</text:p>
          </table:table-cell>
          <table:table-cell office:value-type="float" office:value="15.4520489959542">
            <text:p>15.4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41545067646133">
            <text:p>0.34</text:p>
          </table:table-cell>
          <table:table-cell office:value-type="string">
            <text:p>LifeDiff:</text:p>
          </table:table-cell>
          <table:table-cell office:value-type="float" office:value="67.4816676986373">
            <text:p>67.48</text:p>
          </table:table-cell>
          <table:table-cell office:value-type="string">
            <text:p>Best:</text:p>
          </table:table-cell>
          <table:table-cell office:value-type="float" office:value="15.4614371043124">
            <text:p>15.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18214379566374">
            <text:p>0.42</text:p>
          </table:table-cell>
          <table:table-cell office:value-type="string">
            <text:p>LifeDiff:</text:p>
          </table:table-cell>
          <table:table-cell office:value-type="float" office:value="45.6363218024844">
            <text:p>45.64</text:p>
          </table:table-cell>
          <table:table-cell office:value-type="string">
            <text:p>Best:</text:p>
          </table:table-cell>
          <table:table-cell office:value-type="float" office:value="15.467216299996">
            <text:p>15.4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57976572656763">
            <text:p>0.36</text:p>
          </table:table-cell>
          <table:table-cell office:value-type="string">
            <text:p>LifeDiff:</text:p>
          </table:table-cell>
          <table:table-cell office:value-type="float" office:value="61.5284465274469">
            <text:p>61.53</text:p>
          </table:table-cell>
          <table:table-cell office:value-type="string">
            <text:p>Best:</text:p>
          </table:table-cell>
          <table:table-cell office:value-type="float" office:value="15.4630839393757">
            <text:p>15.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58557098009115">
            <text:p>0.36</text:p>
          </table:table-cell>
          <table:table-cell office:value-type="string">
            <text:p>LifeDiff:</text:p>
          </table:table-cell>
          <table:table-cell office:value-type="float" office:value="71.6801627718925">
            <text:p>71.68</text:p>
          </table:table-cell>
          <table:table-cell office:value-type="string">
            <text:p>Best:</text:p>
          </table:table-cell>
          <table:table-cell office:value-type="float" office:value="15.460200937377">
            <text:p>15.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87583521917794">
            <text:p>0.49</text:p>
          </table:table-cell>
          <table:table-cell office:value-type="string">
            <text:p>LifeDiff:</text:p>
          </table:table-cell>
          <table:table-cell office:value-type="float" office:value="35.637525085844">
            <text:p>35.64</text:p>
          </table:table-cell>
          <table:table-cell office:value-type="string">
            <text:p>Best:</text:p>
          </table:table-cell>
          <table:table-cell office:value-type="float" office:value="15.4639129727416">
            <text:p>15.4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85995814706212">
            <text:p>0.39</text:p>
          </table:table-cell>
          <table:table-cell office:value-type="string">
            <text:p>LifeDiff:</text:p>
          </table:table-cell>
          <table:table-cell office:value-type="float" office:value="52.7659847891666">
            <text:p>52.77</text:p>
          </table:table-cell>
          <table:table-cell office:value-type="string">
            <text:p>Best:</text:p>
          </table:table-cell>
          <table:table-cell office:value-type="float" office:value="15.459947545081">
            <text:p>15.4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6324456461182">
            <text:p>0.36</text:p>
          </table:table-cell>
          <table:table-cell office:value-type="string">
            <text:p>LifeDiff:</text:p>
          </table:table-cell>
          <table:table-cell office:value-type="float" office:value="59.608986907119">
            <text:p>59.61</text:p>
          </table:table-cell>
          <table:table-cell office:value-type="string">
            <text:p>Best:</text:p>
          </table:table-cell>
          <table:table-cell office:value-type="float" office:value="15.4614525228437">
            <text:p>15.4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519152247104741">
            <text:p>0.52</text:p>
          </table:table-cell>
          <table:table-cell office:value-type="string">
            <text:p>LifeDiff:</text:p>
          </table:table-cell>
          <table:table-cell office:value-type="float" office:value="32.5128746328325">
            <text:p>32.51</text:p>
          </table:table-cell>
          <table:table-cell office:value-type="string">
            <text:p>Best:</text:p>
          </table:table-cell>
          <table:table-cell office:value-type="float" office:value="15.4550216787479">
            <text:p>15.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42973628640451">
            <text:p>0.64</text:p>
          </table:table-cell>
          <table:table-cell office:value-type="string">
            <text:p>LifeDiff:</text:p>
          </table:table-cell>
          <table:table-cell office:value-type="float" office:value="25.468763394677">
            <text:p>25.47</text:p>
          </table:table-cell>
          <table:table-cell office:value-type="string">
            <text:p>Best:</text:p>
          </table:table-cell>
          <table:table-cell office:value-type="float" office:value="13.6451587173017">
            <text:p>13.6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72011854630776">
            <text:p>0.37</text:p>
          </table:table-cell>
          <table:table-cell office:value-type="string">
            <text:p>LifeDiff:</text:p>
          </table:table-cell>
          <table:table-cell office:value-type="float" office:value="61.1468527170561">
            <text:p>61.15</text:p>
          </table:table-cell>
          <table:table-cell office:value-type="string">
            <text:p>Best:</text:p>
          </table:table-cell>
          <table:table-cell office:value-type="float" office:value="13.6168498051596">
            <text:p>13.6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87293635367204">
            <text:p>0.39</text:p>
          </table:table-cell>
          <table:table-cell office:value-type="string">
            <text:p>LifeDiff:</text:p>
          </table:table-cell>
          <table:table-cell office:value-type="float" office:value="54.8589944467159">
            <text:p>54.86</text:p>
          </table:table-cell>
          <table:table-cell office:value-type="string">
            <text:p>Best:</text:p>
          </table:table-cell>
          <table:table-cell office:value-type="float" office:value="13.6090547688112">
            <text:p>13.6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59993671183055">
            <text:p>0.46</text:p>
          </table:table-cell>
          <table:table-cell office:value-type="string">
            <text:p>LifeDiff:</text:p>
          </table:table-cell>
          <table:table-cell office:value-type="float" office:value="40.1808784594271">
            <text:p>40.18</text:p>
          </table:table-cell>
          <table:table-cell office:value-type="string">
            <text:p>Best:</text:p>
          </table:table-cell>
          <table:table-cell office:value-type="float" office:value="13.6593199668993">
            <text:p>13.6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15612568932587">
            <text:p>0.42</text:p>
          </table:table-cell>
          <table:table-cell office:value-type="string">
            <text:p>LifeDiff:</text:p>
          </table:table-cell>
          <table:table-cell office:value-type="float" office:value="47.9102419280007">
            <text:p>47.91</text:p>
          </table:table-cell>
          <table:table-cell office:value-type="string">
            <text:p>Best:</text:p>
          </table:table-cell>
          <table:table-cell office:value-type="float" office:value="13.6537209148042">
            <text:p>13.6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54420715236394">
            <text:p>0.45</text:p>
          </table:table-cell>
          <table:table-cell office:value-type="string">
            <text:p>LifeDiff:</text:p>
          </table:table-cell>
          <table:table-cell office:value-type="float" office:value="41.0512804832901">
            <text:p>41.05</text:p>
          </table:table-cell>
          <table:table-cell office:value-type="string">
            <text:p>Best:</text:p>
          </table:table-cell>
          <table:table-cell office:value-type="float" office:value="13.6206465256843">
            <text:p>13.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1257822425261">
            <text:p>0.41</text:p>
          </table:table-cell>
          <table:table-cell office:value-type="string">
            <text:p>LifeDiff:</text:p>
          </table:table-cell>
          <table:table-cell office:value-type="float" office:value="48.7393917108142">
            <text:p>48.74</text:p>
          </table:table-cell>
          <table:table-cell office:value-type="string">
            <text:p>Best:</text:p>
          </table:table-cell>
          <table:table-cell office:value-type="float" office:value="13.6312493875652">
            <text:p>13.6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22431599408087">
            <text:p>0.42</text:p>
          </table:table-cell>
          <table:table-cell office:value-type="string">
            <text:p>LifeDiff:</text:p>
          </table:table-cell>
          <table:table-cell office:value-type="float" office:value="46.6214903480434">
            <text:p>46.62</text:p>
          </table:table-cell>
          <table:table-cell office:value-type="string">
            <text:p>Best:</text:p>
          </table:table-cell>
          <table:table-cell office:value-type="float" office:value="13.5776019767349">
            <text:p>13.5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91819636308192">
            <text:p>0.49</text:p>
          </table:table-cell>
          <table:table-cell office:value-type="string">
            <text:p>LifeDiff:</text:p>
          </table:table-cell>
          <table:table-cell office:value-type="float" office:value="36.1577133599156">
            <text:p>36.16</text:p>
          </table:table-cell>
          <table:table-cell office:value-type="string">
            <text:p>Best:</text:p>
          </table:table-cell>
          <table:table-cell office:value-type="float" office:value="13.5539465694442">
            <text:p>13.5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508644282526295">
            <text:p>0.51</text:p>
          </table:table-cell>
          <table:table-cell office:value-type="string">
            <text:p>LifeDiff:</text:p>
          </table:table-cell>
          <table:table-cell office:value-type="float" office:value="34.3404811849785">
            <text:p>34.34</text:p>
          </table:table-cell>
          <table:table-cell office:value-type="string">
            <text:p>Best:</text:p>
          </table:table-cell>
          <table:table-cell office:value-type="float" office:value="13.5449235405263">
            <text:p>13.5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58377249600832">
            <text:p>0.36</text:p>
          </table:table-cell>
          <table:table-cell office:value-type="string">
            <text:p>LifeDiff:</text:p>
          </table:table-cell>
          <table:table-cell office:value-type="float" office:value="65.353280401675">
            <text:p>65.35</text:p>
          </table:table-cell>
          <table:table-cell office:value-type="string">
            <text:p>Best:</text:p>
          </table:table-cell>
          <table:table-cell office:value-type="float" office:value="13.5158626058724">
            <text:p>13.5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19053648652666">
            <text:p>0.42</text:p>
          </table:table-cell>
          <table:table-cell office:value-type="string">
            <text:p>LifeDiff:</text:p>
          </table:table-cell>
          <table:table-cell office:value-type="float" office:value="47.3926770830171">
            <text:p>47.39</text:p>
          </table:table-cell>
          <table:table-cell office:value-type="string">
            <text:p>Best:</text:p>
          </table:table-cell>
          <table:table-cell office:value-type="float" office:value="13.498400269177">
            <text:p>13.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91396267879195">
            <text:p>0.39</text:p>
          </table:table-cell>
          <table:table-cell office:value-type="string">
            <text:p>LifeDiff:</text:p>
          </table:table-cell>
          <table:table-cell office:value-type="float" office:value="53.9429364878188">
            <text:p>53.94</text:p>
          </table:table-cell>
          <table:table-cell office:value-type="string">
            <text:p>Best:</text:p>
          </table:table-cell>
          <table:table-cell office:value-type="float" office:value="13.4870618630805">
            <text:p>13.4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578942671778961">
            <text:p>0.58</text:p>
          </table:table-cell>
          <table:table-cell office:value-type="string">
            <text:p>LifeDiff:</text:p>
          </table:table-cell>
          <table:table-cell office:value-type="float" office:value="28.5404024342673">
            <text:p>28.54</text:p>
          </table:table-cell>
          <table:table-cell office:value-type="string">
            <text:p>Best:</text:p>
          </table:table-cell>
          <table:table-cell office:value-type="float" office:value="13.4943847575473">
            <text:p>13.4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23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5-04T19:54:44</meta:creation-date>
    <dc:date>2011-05-04T23:30:38</dc:date>
    <dc:creator>uros </dc:creator>
    <meta:editing-duration>PT03H35M55S</meta:editing-duration>
    <meta:editing-cycles>3</meta:editing-cycles>
    <meta:generator>OpenOffice.org/3.1$Unix OpenOffice.org_project/310m19$Build-9420</meta:generator>
    <meta:document-statistic meta:table-count="3" meta:cell-count="4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svg:stroke-opacity="10%" draw:fill-color="#004586" draw:opacity="1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ymbol-type="none" chart:regression-type="linear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ff420e" svg:stroke-opacity="100%" draw:stroke-linejoin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2.717cm" svg:height="6.987cm" chart:class="chart:scatter" chart:style-name="ch1">
        <chart:legend chart:legend-position="end" svg:x="24.878cm" svg:y="2.331cm" chart:style-name="ch2"/>
        <chart:plot-area chart:style-name="ch3" chart:data-source-has-labels="both" svg:x="0.654cm" svg:y="0.139cm" svg:width="23.571cm" svg:height="6.57cm">
          <chart:axis chart:dimension="x" chart:name="primary-x" chart:style-name="ch4">
            <chart:categories table:cell-range-address="local-table.$A$2:.$A$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9" chart:label-cell-address="local-table.$C$1" chart:class="chart:scatter">
            <chart:domain table:cell-range-address="local-table.$B$2:.$B$79"/>
            <chart:regression-curve chart:style-name="ch7"/>
            <chart:data-point chart:repeated="78"/>
          </chart:series>
          <chart:series chart:style-name="ch8" chart:values-cell-range-address="local-table.$D$2:.$D$79" chart:label-cell-address="local-table.$A$2:.$A$79" chart:class="chart:scatter">
            <chart:regression-curve chart:style-name="ch9"/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pulation Life diff</text:p>
              </table:table-cell>
              <table:table-cell office:value-type="string">
                <text:p>Best individual Life diff</text:p>
              </table:table-cell>
            </table:table-row>
          </table:table-header-rows>
          <table:table-rows>
            <table:table-row>
              <table:table-cell office:value-type="string">
                <text:p>Best individual Life diff</text:p>
              </table:table-cell>
              <table:table-cell office:value-type="float" office:value="0">
                <text:p>0</text:p>
              </table:table-cell>
              <table:table-cell office:value-type="float" office:value="63.6411515697763">
                <text:p>63.6411515697763</text:p>
              </table:table-cell>
              <table:table-cell office:value-type="float" office:value="42.8865310833134">
                <text:p>42.886531083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5.4309205321496">
                <text:p>65.4309205321496</text:p>
              </table:table-cell>
              <table:table-cell office:value-type="float" office:value="26.48020244485">
                <text:p>26.4802024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8.4067825187167">
                <text:p>48.4067825187167</text:p>
              </table:table-cell>
              <table:table-cell office:value-type="float" office:value="26.2431694088059">
                <text:p>26.2431694088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.9017935137323">
                <text:p>60.9017935137323</text:p>
              </table:table-cell>
              <table:table-cell office:value-type="float" office:value="26.3595037148924">
                <text:p>26.359503714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1.3423957400639">
                <text:p>51.3423957400639</text:p>
              </table:table-cell>
              <table:table-cell office:value-type="float" office:value="26.417873896933">
                <text:p>26.41787389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4.3091381319661">
                <text:p>64.3091381319661</text:p>
              </table:table-cell>
              <table:table-cell office:value-type="float" office:value="26.6201416220313">
                <text:p>26.62014162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1.1873648050345">
                <text:p>61.1873648050345</text:p>
              </table:table-cell>
              <table:table-cell office:value-type="float" office:value="26.5431555105981">
                <text:p>26.543155510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4.5055349678133">
                <text:p>74.5055349678133</text:p>
              </table:table-cell>
              <table:table-cell office:value-type="float" office:value="26.5272586953453">
                <text:p>26.527258695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0.2755164426805">
                <text:p>60.2755164426805</text:p>
              </table:table-cell>
              <table:table-cell office:value-type="float" office:value="26.5868993267141">
                <text:p>26.5868993267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5.035057232554">
                <text:p>65.035057232554</text:p>
              </table:table-cell>
              <table:table-cell office:value-type="float" office:value="26.6614182665634">
                <text:p>26.6614182665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2.9229406632977">
                <text:p>32.9229406632977</text:p>
              </table:table-cell>
              <table:table-cell office:value-type="float" office:value="26.7258291676958">
                <text:p>26.7258291676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9.9366469587973">
                <text:p>69.9366469587973</text:p>
              </table:table-cell>
              <table:table-cell office:value-type="float" office:value="26.7062779034637">
                <text:p>26.706277903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36.0434471444621">
                <text:p>36.0434471444621</text:p>
              </table:table-cell>
              <table:table-cell office:value-type="float" office:value="26.7448412093517">
                <text:p>26.744841209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42.7363450792171">
                <text:p>42.7363450792171</text:p>
              </table:table-cell>
              <table:table-cell office:value-type="float" office:value="26.790823397515">
                <text:p>26.79082339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7.2054509270036">
                <text:p>77.2054509270036</text:p>
              </table:table-cell>
              <table:table-cell office:value-type="float" office:value="26.8036698233582">
                <text:p>26.803669823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7.3195971509091">
                <text:p>67.3195971509091</text:p>
              </table:table-cell>
              <table:table-cell office:value-type="float" office:value="26.8508263462304">
                <text:p>26.8508263462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6.8687722680617">
                <text:p>26.8687722680617</text:p>
              </table:table-cell>
              <table:table-cell office:value-type="float" office:value="25.6479473151394">
                <text:p>25.6479473151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8.7483257070514">
                <text:p>28.7483257070514</text:p>
              </table:table-cell>
              <table:table-cell office:value-type="float" office:value="15.5850406497173">
                <text:p>15.585040649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6.2059353045245">
                <text:p>56.2059353045245</text:p>
              </table:table-cell>
              <table:table-cell office:value-type="float" office:value="15.54914688402">
                <text:p>15.5491468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51.7348719885761">
                <text:p>51.7348719885761</text:p>
              </table:table-cell>
              <table:table-cell office:value-type="float" office:value="15.6093634640524">
                <text:p>15.609363464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1.9297214875796">
                <text:p>31.9297214875796</text:p>
              </table:table-cell>
              <table:table-cell office:value-type="float" office:value="15.6654701453751">
                <text:p>15.665470145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053684733622">
                <text:p>22.3053684733622</text:p>
              </table:table-cell>
              <table:table-cell office:value-type="float" office:value="15.6875626600494">
                <text:p>15.687562660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4.0600609138909">
                <text:p>64.0600609138909</text:p>
              </table:table-cell>
              <table:table-cell office:value-type="float" office:value="15.6739185885133">
                <text:p>15.673918588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55.2880430650737">
                <text:p>55.2880430650737</text:p>
              </table:table-cell>
              <table:table-cell office:value-type="float" office:value="15.6314176763829">
                <text:p>15.631417676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1.2428007518655">
                <text:p>51.2428007518655</text:p>
              </table:table-cell>
              <table:table-cell office:value-type="float" office:value="15.6258846677739">
                <text:p>15.625884667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30.0097001013106">
                <text:p>30.0097001013106</text:p>
              </table:table-cell>
              <table:table-cell office:value-type="float" office:value="15.6046281435652">
                <text:p>15.604628143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7.5513134119964">
                <text:p>27.5513134119964</text:p>
              </table:table-cell>
              <table:table-cell office:value-type="float" office:value="15.6429510137243">
                <text:p>15.6429510137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9.7329088457575">
                <text:p>19.7329088457575</text:p>
              </table:table-cell>
              <table:table-cell office:value-type="float" office:value="15.6358961089055">
                <text:p>15.6358961089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0.9723241099857">
                <text:p>90.9723241099857</text:p>
              </table:table-cell>
              <table:table-cell office:value-type="float" office:value="15.6384179536287">
                <text:p>15.638417953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74.7213734363604">
                <text:p>74.7213734363604</text:p>
              </table:table-cell>
              <table:table-cell office:value-type="float" office:value="15.6479409204396">
                <text:p>15.6479409204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73.9535136464189">
                <text:p>73.9535136464189</text:p>
              </table:table-cell>
              <table:table-cell office:value-type="float" office:value="15.6643254586559">
                <text:p>15.6643254586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68.0274237727321">
                <text:p>68.0274237727321</text:p>
              </table:table-cell>
              <table:table-cell office:value-type="float" office:value="15.6814677401405">
                <text:p>15.6814677401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1.8764549843597">
                <text:p>21.8764549843597</text:p>
              </table:table-cell>
              <table:table-cell office:value-type="float" office:value="15.6791143244176">
                <text:p>15.679114324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47.6870933836032">
                <text:p>47.6870933836032</text:p>
              </table:table-cell>
              <table:table-cell office:value-type="float" office:value="15.6657305580918">
                <text:p>15.6657305580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46.2571142542916">
                <text:p>46.2571142542916</text:p>
              </table:table-cell>
              <table:table-cell office:value-type="float" office:value="15.3873313093201">
                <text:p>15.3873313093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2.515173781419">
                <text:p>62.515173781419</text:p>
              </table:table-cell>
              <table:table-cell office:value-type="float" office:value="15.4809020450454">
                <text:p>15.480902045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58.4987451005429">
                <text:p>58.4987451005429</text:p>
              </table:table-cell>
              <table:table-cell office:value-type="float" office:value="15.514582824227">
                <text:p>15.514582824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65.5528594732366">
                <text:p>65.5528594732366</text:p>
              </table:table-cell>
              <table:table-cell office:value-type="float" office:value="15.5443310264437">
                <text:p>15.544331026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5.1697878843569">
                <text:p>45.1697878843569</text:p>
              </table:table-cell>
              <table:table-cell office:value-type="float" office:value="15.518812940859">
                <text:p>15.51881294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52.1322235041064">
                <text:p>52.1322235041064</text:p>
              </table:table-cell>
              <table:table-cell office:value-type="float" office:value="15.5063130011937">
                <text:p>15.506313001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6.9857834534493">
                <text:p>46.9857834534493</text:p>
              </table:table-cell>
              <table:table-cell office:value-type="float" office:value="15.4954863191096">
                <text:p>15.495486319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55.4285570747903">
                <text:p>55.4285570747903</text:p>
              </table:table-cell>
              <table:table-cell office:value-type="float" office:value="15.4746090861949">
                <text:p>15.4746090861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67.6532055020715">
                <text:p>67.6532055020715</text:p>
              </table:table-cell>
              <table:table-cell office:value-type="float" office:value="15.4659633173504">
                <text:p>15.4659633173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7.5125043098698">
                <text:p>47.5125043098698</text:p>
              </table:table-cell>
              <table:table-cell office:value-type="float" office:value="15.4388030242285">
                <text:p>15.438803024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60.9290109624394">
                <text:p>60.9290109624394</text:p>
              </table:table-cell>
              <table:table-cell office:value-type="float" office:value="15.4391474192566">
                <text:p>15.439147419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2.4363598513478">
                <text:p>42.4363598513478</text:p>
              </table:table-cell>
              <table:table-cell office:value-type="float" office:value="15.4353652102705">
                <text:p>15.435365210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58.0967988457651">
                <text:p>58.0967988457651</text:p>
              </table:table-cell>
              <table:table-cell office:value-type="float" office:value="15.4387559080199">
                <text:p>15.4387559080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1.2655500997957">
                <text:p>41.2655500997957</text:p>
              </table:table-cell>
              <table:table-cell office:value-type="float" office:value="15.42604442094">
                <text:p>15.42604442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2.2131265039806">
                <text:p>42.2131265039806</text:p>
              </table:table-cell>
              <table:table-cell office:value-type="float" office:value="15.4276752664871">
                <text:p>15.4276752664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36.4730231911793">
                <text:p>36.4730231911793</text:p>
              </table:table-cell>
              <table:table-cell office:value-type="float" office:value="15.4284460148819">
                <text:p>15.428446014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0.6279781115303">
                <text:p>60.6279781115303</text:p>
              </table:table-cell>
              <table:table-cell office:value-type="float" office:value="15.4195374820386">
                <text:p>15.419537482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59.3473848427231">
                <text:p>59.3473848427231</text:p>
              </table:table-cell>
              <table:table-cell office:value-type="float" office:value="15.430635633355">
                <text:p>15.43063563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6.8986029220807">
                <text:p>66.8986029220807</text:p>
              </table:table-cell>
              <table:table-cell office:value-type="float" office:value="15.4361239418543">
                <text:p>15.436123941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58.6967427490208">
                <text:p>58.6967427490208</text:p>
              </table:table-cell>
              <table:table-cell office:value-type="float" office:value="15.4482081390464">
                <text:p>15.448208139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42.90734417112">
                <text:p>42.90734417112</text:p>
              </table:table-cell>
              <table:table-cell office:value-type="float" office:value="15.450947492232">
                <text:p>15.4509474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4.1789169360365">
                <text:p>64.1789169360365</text:p>
              </table:table-cell>
              <table:table-cell office:value-type="float" office:value="15.4520489959542">
                <text:p>15.4520489959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67.4816676986373">
                <text:p>67.4816676986373</text:p>
              </table:table-cell>
              <table:table-cell office:value-type="float" office:value="15.4614371043124">
                <text:p>15.4614371043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45.6363218024844">
                <text:p>45.6363218024844</text:p>
              </table:table-cell>
              <table:table-cell office:value-type="float" office:value="15.467216299996">
                <text:p>15.4672162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61.5284465274469">
                <text:p>61.5284465274469</text:p>
              </table:table-cell>
              <table:table-cell office:value-type="float" office:value="15.4630839393757">
                <text:p>15.4630839393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71.6801627718925">
                <text:p>71.6801627718925</text:p>
              </table:table-cell>
              <table:table-cell office:value-type="float" office:value="15.460200937377">
                <text:p>15.46020093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35.637525085844">
                <text:p>35.637525085844</text:p>
              </table:table-cell>
              <table:table-cell office:value-type="float" office:value="15.4639129727416">
                <text:p>15.463912972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52.7659847891666">
                <text:p>52.7659847891666</text:p>
              </table:table-cell>
              <table:table-cell office:value-type="float" office:value="15.459947545081">
                <text:p>15.45994754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59.608986907119">
                <text:p>59.608986907119</text:p>
              </table:table-cell>
              <table:table-cell office:value-type="float" office:value="15.4614525228437">
                <text:p>15.461452522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32.5128746328325">
                <text:p>32.5128746328325</text:p>
              </table:table-cell>
              <table:table-cell office:value-type="float" office:value="15.4550216787479">
                <text:p>15.455021678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25.468763394677">
                <text:p>25.468763394677</text:p>
              </table:table-cell>
              <table:table-cell office:value-type="float" office:value="13.6451587173017">
                <text:p>13.645158717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61.1468527170561">
                <text:p>61.1468527170561</text:p>
              </table:table-cell>
              <table:table-cell office:value-type="float" office:value="13.6168498051596">
                <text:p>13.6168498051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54.8589944467159">
                <text:p>54.8589944467159</text:p>
              </table:table-cell>
              <table:table-cell office:value-type="float" office:value="13.6090547688112">
                <text:p>13.609054768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40.1808784594271">
                <text:p>40.1808784594271</text:p>
              </table:table-cell>
              <table:table-cell office:value-type="float" office:value="13.6593199668993">
                <text:p>13.659319966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47.9102419280007">
                <text:p>47.9102419280007</text:p>
              </table:table-cell>
              <table:table-cell office:value-type="float" office:value="13.6537209148042">
                <text:p>13.653720914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41.0512804832901">
                <text:p>41.0512804832901</text:p>
              </table:table-cell>
              <table:table-cell office:value-type="float" office:value="13.6206465256843">
                <text:p>13.6206465256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48.7393917108142">
                <text:p>48.7393917108142</text:p>
              </table:table-cell>
              <table:table-cell office:value-type="float" office:value="13.6312493875652">
                <text:p>13.631249387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46.6214903480434">
                <text:p>46.6214903480434</text:p>
              </table:table-cell>
              <table:table-cell office:value-type="float" office:value="13.5776019767349">
                <text:p>13.5776019767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36.1577133599156">
                <text:p>36.1577133599156</text:p>
              </table:table-cell>
              <table:table-cell office:value-type="float" office:value="13.5539465694442">
                <text:p>13.553946569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34.3404811849785">
                <text:p>34.3404811849785</text:p>
              </table:table-cell>
              <table:table-cell office:value-type="float" office:value="13.5449235405263">
                <text:p>13.544923540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65.353280401675">
                <text:p>65.353280401675</text:p>
              </table:table-cell>
              <table:table-cell office:value-type="float" office:value="13.5158626058724">
                <text:p>13.5158626058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47.3926770830171">
                <text:p>47.3926770830171</text:p>
              </table:table-cell>
              <table:table-cell office:value-type="float" office:value="13.498400269177">
                <text:p>13.498400269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53.9429364878188">
                <text:p>53.9429364878188</text:p>
              </table:table-cell>
              <table:table-cell office:value-type="float" office:value="13.4870618630805">
                <text:p>13.4870618630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28.5404024342673">
                <text:p>28.5404024342673</text:p>
              </table:table-cell>
              <table:table-cell office:value-type="float" office:value="13.4943847575473">
                <text:p>13.4943847575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